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user.firstName" text:name="user.firstName"/>
        <text:user-field-decl office:value-type="string" office:string-value="user.address.zip" text:name="user.address.zip"/>
      </text:user-field-decls>
      <text:p text:style-name="Standard">Hello <text:user-field-get text:name="user.firstName">user.firstName</text:user-field-get>, your zip code is <text:user-field-get text:name="user.address.zip">user.address.zip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gori </meta:initial-creator>
    <meta:creation-date>2011-06-04T12:14:00</meta:creation-date>
    <dc:date>2011-06-18T19:43:27</dc:date>
    <dc:creator>agori </dc:creator>
    <meta:editing-duration>PT5M16S</meta:editing-duration>
    <meta:editing-cycles>3</meta:editing-cycles>
    <meta:generator>LibreOffice/3.3$Linux LibreOffice_project/330m19$Build-202</meta:generator>
    <meta:document-statistic meta:table-count="0" meta:image-count="0" meta:object-count="0" meta:page-count="1" meta:paragraph-count="1" meta:word-count="7" meta:character-count="55"/>
  </office:meta>
</office:document-meta>
</file>